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4" style:family="paragraph" style:parent-style-name="Heading_20_1">
      <style:text-properties fo:font-style="normal" style:font-style-asian="normal" style:font-style-complex="normal"/>
    </style:style>
    <style:style style:name="P5" style:family="paragraph" style:parent-style-name="Heading_20_1">
      <style:paragraph-properties fo:break-before="page"/>
      <style:text-properties fo:font-style="normal"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list-style-name="L1">
      <style:text-properties fo:font-style="normal" style:font-style-asian="normal" style:font-style-complex="normal"/>
    </style:style>
    <style:style style:name="P8" style:family="paragraph" style:parent-style-name="Text_20_body" style:list-style-name="L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litaru Cristian</text:p>
      <text:p text:style-name="P3">Gr. 30431</text:p>
      <text:p text:style-name="P3"/>
      <text:p text:style-name="P2">Evaluarea și erorile în evaluare</text:p>
      <text:h text:style-name="Heading_20_1" text:outline-level="1">Definiție</text:h>
      <text:p text:style-name="Standard">Evaluarea este o metodă de verificare a cunoștințelor și aptitudinilor elevilor. Ea constă în rezolvarea unor probleme/întrebări de către un elev sau un grup de elevi. Răspunsurile sunt verificate de profesor și, în final, elevului i se poate acorda o notă în funcție de cât de bine s-a descurcat, sau cel puțin primește un feedback legat de soluțiile lui.</text:p>
      <text:p text:style-name="Standard"/>
      <text:h text:style-name="Heading_20_1" text:outline-level="1">Utilitate</text:h>
      <text:p text:style-name="Standard">Evaluarea, <text:span text:style-name="T1">din punctul de vedere al elevilor</text:span>, e doar o impunere a profesorilor, care doresc să le distrugă viața, obligându-i să învețe. Adevărul este că elevii sunt obișnuiți cu testele și ascultările. Nu au avut niciodată o materie la care să nu fie testați, iar astfel văd numai părțile rele ale procesului.</text:p>
      <text:p text:style-name="Standard"/>
      <text:p text:style-name="Standard">Chiar dacă nu conștientizează acest lucru, evaluarea îi ajută să își cunoască „forțele proprii”. Prin intermediul evaluării, elevii pot afla nivelul la care se află cunoștințele și aptitudinile lor. Astfel ei pot afla dacă se descurcă sau dacă mai au de studiat materialul din care au fost evaluați. De asemenea, văzând unde au greșit (feedback-ul din partea profesorului), vor putea să se dezvolte.</text:p>
      <text:p text:style-name="Standard"/>
      <text:p text:style-name="Standard">Evaluarea, <text:span text:style-name="T1">din punctul de vedere al profesorilor</text:span><text:span text:style-name="T2">, este de asemenea un instrument de analiză a procesului didactic. Din rezultatele elevilor se poate exprima calitatea materialului instruit și a metodei de predare. Se observă locurile în care majoritatea elevilor au lacune, astfel descoperind „breșe” în lecțiile predate, adică subiecte care ar trebui dezvoltate mai profund.</text:span></text:p>
      <text:p text:style-name="P1"/>
      <text:h text:style-name="P4" text:outline-level="1">Metode de evaluare</text:h>
      <text:list xml:id="list2452984915671791807" text:style-name="L1">
        <text:list-item>
          <text:p text:style-name="P7">Ascultare la tablă: prezintă avantajul de a pune întrebări personalizate elevului. Astfel se poate afla cu o precizie mai mare exact ce a înțeles și ce nu a înțeles. Dezavantajul este că necesită mult timp din oră. De asemenea, elevii sunt presați în timpul ascultării, acest lucru determinând scăderea performanței lor.</text:p>
        </text:list-item>
        <text:list-item>
          <text:p text:style-name="P7">Evaluarea muncii individuale / în echipă: munca individuală sau în echipă oferă timp elevilor să își gândească mai profund răspunsurile (spre deosebire de ascultatul la tablă).</text:p>
        </text:list-item>
        <text:list-item>
          <text:p text:style-name="P7">Testele scrise.</text:p>
        </text:list-item>
        <text:list-item>
          <text:p text:style-name="P7">Proiecte de semestru: acordarea timpului pentru a construi ceva complex poate dezvolta perseverența și poate mări interesul elevilor.</text:p>
        </text:list-item>
      </text:list>
      <text:h text:style-name="P5" text:outline-level="1">Erori în evaluare</text:h>
      <text:p text:style-name="P6">Erorile în evaluare sunt factori care determină evaluarea greșită a elevului. De exemplu:</text:p>
      <text:list xml:id="list2562258123616531600" text:style-name="L3">
        <text:list-item>
          <text:p text:style-name="P8">Eroarea primei impresii: „dacă a răspuns repede la prima întrebare, înseamnă că e deștept”.</text:p>
        </text:list-item>
        <text:list-item>
          <text:p text:style-name="P8">Efectul de recență: cel mai bine reținem evenimentele mai recente. Dacă elevul greșește o întrebare pe la mijlocul ascultării, nu e nicio problemă. Dar dacă greșește ultima întrebare, e grav.</text:p>
        </text:list-item>
        <text:list-item>
          <text:p text:style-name="P8">Efectul de contrast: mulți elevi răspund corect la toate întrebările. Apoi un elev răspunde corect la 90% din întrebări. Profesorul are tendința să îi dea notă mai mică decât merită, pentru că a greșit (spre deosebire de cei dinaintea sa).</text:p>
        </text:list-item>
        <text:list-item>
          <text:p text:style-name="P8">Eroarea similarității: favoritismele. Atunci când un elev se aseamănă cu profesorul sau cu cineva care îi place profesorului, profesorul va fi mai îngăduitor cu acel elev.</text:p>
        </text:list-item>
      </text:list>
      <text:p text:style-name="P6"/>
      <text:h text:style-name="Heading_20_1" text:outline-level="1">Referințe</text:h>
      <text:p text:style-name="Text_20_body">Erorile în evaluare au fost inspirate de aici: http://www.portalhr.ro/erori-in-evalu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isti Militaru</meta:initial-creator>
    <meta:creation-date>2016-01-12T19:35:03.81</meta:creation-date>
    <dc:date>2016-01-13T15:39:46.59</dc:date>
    <dc:creator>Cristi Militaru</dc:creator>
    <meta:editing-duration>PT37M57S</meta:editing-duration>
    <meta:editing-cycles>7</meta:editing-cycles>
    <meta:generator>OpenOffice/4.1.1$Win32 OpenOffice.org_project/411m6$Build-9775</meta:generator>
    <meta:document-statistic meta:table-count="0" meta:image-count="0" meta:object-count="0" meta:page-count="2" meta:paragraph-count="22" meta:word-count="483" meta:character-count="3081"/>
  </office:meta>
</office:document-meta>
</file>